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ab-stops>
          <style:tab-stop style:position="0.689in"/>
        </style:tab-stops>
      </style:paragraph-properties>
    </style:style>
    <style:style style:name="P2" style:family="paragraph" style:parent-style-name="Standard" style:list-style-name="L2">
      <style:paragraph-properties fo:text-align="start" style:justify-single-word="false">
        <style:tab-stops>
          <style:tab-stop style:position="0.689in"/>
        </style:tab-stops>
      </style:paragraph-properties>
    </style:style>
    <style:style style:name="P3" style:family="paragraph" style:parent-style-name="Standard" style:list-style-name="L3">
      <style:paragraph-properties fo:text-align="start" style:justify-single-word="false">
        <style:tab-stops>
          <style:tab-stop style:position="0.689in"/>
        </style:tab-stops>
      </style:paragraph-properties>
    </style:style>
    <style:style style:name="P4" style:family="paragraph" style:parent-style-name="Standard" style:list-style-name="L4">
      <style:paragraph-properties fo:text-align="start" style:justify-single-word="false">
        <style:tab-stops>
          <style:tab-stop style:position="0.689in"/>
        </style:tab-stops>
      </style:paragraph-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portunity</text:p>
      <text:p text:style-name="P1">Problem: Giving first aid requires you to be fast, accurate and focus all your attention on the person you're helping. It is difficult if you are not trained.</text:p>
      <text:p text:style-name="P1"/>
      <text:p text:style-name="P1">Current solutions: There are apps available in the Play Store that provide reference e.g.:first aid manuals</text:p>
      <text:p text:style-name="P1"/>
      <text:p text:style-name="P1">Problems with existing products: Most of the apps available require your visual attention and physical interaction (the app needs to be read and tapped). Also, most of them are not real time, they do not give real-time guidance.</text:p>
      <text:p text:style-name="P1"/>
      <text:p text:style-name="P1">Business risks: Implementation:the accuracy of voice recognition might not be reliable enough for the app to work in an emergency situation, therefore it can not deliver the best instructions.</text:p>
      <text:p text:style-name="P1"/>
      <text:p text:style-name="P1"/>
      <text:p text:style-name="P1">Vision</text:p>
      <text:p text:style-name="P1"/>
      <text:p text:style-name="P1">PocketParamedic is an app for anybody who want to be ready for an emergency situation. The PocketParamedic app is a real-time assistant app that gives you step-to-step information on how to help in a case of emergency. Unlike other apps, our product inputs information via voice recognition and gives clear audio indications, so you can keep your hands busy helping rather than on your device.</text:p>
      <text:p text:style-name="P1"/>
      <text:p text:style-name="P1"/>
      <text:p text:style-name="P1">Major features:</text:p>
      <text:p text:style-name="P1"><text:s text:c="6"/>- hands-free</text:p>
      <text:list xml:id="list6610555887682078848" text:style-name="L2">
        <text:list-item>
          <text:p text:style-name="P2">voice controlled</text:p>
        </text:list-item>
        <text:list-item>
          <text:p text:style-name="P2">real-time, step by step instructions</text:p>
        </text:list-item>
        <text:list-item>
          <text:p text:style-name="P2">responds to feedback on patient condition</text:p>
        </text:list-item>
        <text:list-item>
          <text:p text:style-name="P2">logs data</text:p>
        </text:list-item>
      </text:list>
      <text:p text:style-name="P1"/>
      <text:p text:style-name="P1"/>
      <text:p text:style-name="P1">Product Requirements</text:p>
      <text:p text:style-name="P1"/>
      <text:p text:style-name="P1">App Name: PocketParamedic</text:p>
      <text:p text:style-name="P1"/>
      <text:p text:style-name="P1">Target Audience: - <text:s/>Responsible citizens who want to be ready for an emergency situation, but who have limited knowledge of first aid techniques</text:p>
      <text:list xml:id="list385474070234407590" text:style-name="L3">
        <text:list-item>
          <text:list>
            <text:list-item>
              <text:list>
                <text:list-item>
                  <text:list>
                    <text:list-item>
                      <text:p text:style-name="P3">Parents</text:p>
                    </text:list-item>
                    <text:list-item>
                      <text:p text:style-name="P3">People taking care of the elderly</text:p>
                    </text:list-item>
                    <text:list-item>
                      <text:p text:style-name="P3">People who work with other people a lot </text:p>
                    </text:list-item>
                  </text:list>
                </text:list-item>
              </text:list>
            </text:list-item>
          </text:list>
        </text:list-item>
      </text:list>
      <text:p text:style-name="P1"/>
      <text:p text:style-name="P1">Cost: free, sponsored by Google and The Red Cross , NHS</text:p>
      <text:p text:style-name="P1"/>
      <text:p text:style-name="P1">Other considerations : This app is not a replacement for an actual paramedic, it is only a helper until the ambulance arrives</text:p>
      <text:p text:style-name="P1"/>
      <text:p text:style-name="P1"/>
      <text:p text:style-name="P1">Functional Requirements:</text:p>
      <text:list xml:id="list1454866383843647157" text:style-name="L4">
        <text:list-item>
          <text:p text:style-name="P4">should correctly process voice input</text:p>
        </text:list-item>
        <text:list-item>
          <text:p text:style-name="P4">respond to the input with audio instructions</text:p>
        </text:list-item>
        <text:list-item>
          <text:p text:style-name="P4">keep a log of the state of the patient</text:p>
        </text:list-item>
        <text:list-item>
          <text:p text:style-name="P4"><text:soft-page-break/>assist in taking the pulse (run minute timer and requests total beats n the minute)</text:p>
        </text:list-item>
      </text:list>
      <text:p text:style-name="P1"/>
      <text:p text:style-name="P1"/>
      <text:p text:style-name="P1"/>
      <text:p text:style-name="P1"/>
      <text:p text:style-name="P1"/>
      <text:p text:style-name="P1"/>
      <text:p text:style-name="P1"/>
      <text:p text:style-name="P1"/>
      <text:p text:style-name="P1"/>
      <text:p text:style-name="P1">Problem: music not suited to the pace, the mood and current activity of person who's jogging, walking or travelling</text:p>
      <text:p text:style-name="P1"/>
      <text:p text:style-name="P1">Current solutions: In Your Own Time – using one melody</text:p>
      <text:p text:style-name="P1"/>
      <text:p text:style-name="P1">Problems with existing softwar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3T21:37:42</meta:creation-date>
    <dc:date>2013-08-14T09:56:28</dc:date>
    <meta:editing-duration>PT11H2M39S</meta:editing-duration>
    <meta:editing-cycles>4</meta:editing-cycles>
    <meta:generator>OpenOffice/4.0.0$Unix OpenOffice.org_project/400m3$Build-9702</meta:generator>
    <meta:document-statistic meta:table-count="0" meta:image-count="0" meta:object-count="0" meta:page-count="2" meta:paragraph-count="29" meta:word-count="355" meta:character-count="2116"/>
  </office:meta>
</office:document-meta>
</file>